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Vorname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s</text:p>
          </table:table-cell>
          <table:table-cell office:value-type="string">
            <text:p>Dampf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Dagobert</text:p>
          </table:table-cell>
          <table:table-cell office:value-type="string">
            <text:p>Duc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epp</text:p>
          </table:table-cell>
          <table:table-cell office:value-type="string">
            <text:p>Hinz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arl</text:p>
          </table:table-cell>
          <table:table-cell office:value-type="string">
            <text:p>Kunz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x</text:p>
          </table:table-cell>
          <table:table-cell office:value-type="string">
            <text:p>Mustermann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Heinz</text:p>
          </table:table-cell>
          <table:table-cell office:value-type="string">
            <text:p>Rangersn</text:p>
          </table:table-cell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5:06:26</meta:creation-date>
    <dc:date>2013-10-28T10:28:56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21" meta:object-count="0"/>
  </office:meta>
</office:document-meta>
</file>